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Helvetica Neue" officeooo:rsid="000dbe6c" officeooo:paragraph-rsid="000dbe6c"/>
    </style:style>
    <style:style style:name="P2" style:family="paragraph" style:parent-style-name="Standard">
      <style:text-properties style:font-name="Helvetica Neue" officeooo:rsid="000eac46" officeooo:paragraph-rsid="000eac46"/>
    </style:style>
    <style:style style:name="T1" style:family="text">
      <style:text-properties officeooo:rsid="000eac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e9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ed to store information:</text:p>
      <text:p text:style-name="P1">Campaign - <text:span text:style-name="T1">12</text:span></text:p>
      <text:p text:style-name="P1">Scenario – <text:span text:style-name="T1">3-10+</text:span></text:p>
      <text:p text:style-name="P1">Difficulty – <text:span text:style-name="T1">4 or 2</text:span></text:p>
      <text:p text:style-name="P1">4 pieces of context (different for each scenario)</text:p>
      <text:p text:style-name="P1"/>
      <text:p text:style-name="P1">Functions needed:</text:p>
      <text:p text:style-name="P1">Create initial spinners</text:p>
      <text:p text:style-name="P1">Create next spinners and populate with information once selection is made</text:p>
      <text:p text:style-name="P1">Hide spinners if changes are made higher up</text:p>
      <text:p text:style-name="P1"/>
      <text:p text:style-name="P1">Send info to Calculate Probability</text:p>
      <text:p text:style-name="P1"/>
      <text:p text:style-name="P1">Issue: calculate probability will need to know the scenario in order to populate variable and symbol token information correctly</text:p>
      <text:p text:style-name="P1"/>
      <text:p text:style-name="P1">Answers:</text:p>
      <text:p text:style-name="P1">- <text:span text:style-name="T2">Modify bag extra list to include all needed context</text:span></text:p>
      <text:p text:style-name="P1"><text:tab/>- Campaign/Scenario, Difficulty</text:p>
      <text:p text:style-name="P1"><text:tab/>&gt; <text:span text:style-name="T3">Store info in star token slot</text:span></text:p>
      <text:p text:style-name="P1"><text:tab/>&gt; <text:span text:style-name="T1">Ca | Sc | D | T</text:span></text:p>
      <text:p text:style-name="P2"><text:tab/><text:tab/>ex:</text:p>
      <text:p text:style-name="P2"><text:tab/><text:tab/><text:tab/>Campaign: Dunwich (2)</text:p>
      <text:p text:style-name="P2"><text:tab/><text:tab/><text:tab/>Scenario: Undimensioned and Unseen (6)</text:p>
      <text:p text:style-name="P2"><text:tab/><text:tab/><text:tab/>Difficulty: Hard (3)</text:p>
      <text:p text:style-name="P2"><text:tab/><text:tab/><text:tab/>Star tokens: 1</text:p>
      <text:p text:style-name="P2"><text:tab/><text:tab/><text:tab/>= 20631</text:p>
      <text:p text:style-name="P1"><text:tab/><text:span text:style-name="T1">+ Makes reading input for CalcProb much safer</text:span></text:p>
      <text:p text:style-name="P1"><text:tab/><text:span text:style-name="T1">+ Makes function boundaries more consistent</text:span></text:p>
      <text:p text:style-name="P1"><text:tab/><text:span text:style-name="T1">+ Creates a pathway for setting up generic variables from ManualCreate</text:span></text:p>
      <text:p text:style-name="P1"><text:tab/>- <text:span text:style-name="T1">Any issues with data from ManualCreate would cause unintended behavior</text:span></text:p>
      <text:p text:style-name="P1"><text:tab/>- <text:span text:style-name="T1">Kinda complicated</text:span></text:p>
      <text:p text:style-name="P1"><text:tab/>&gt; <text:span text:style-name="T3">Put symbol value, nonterminal status, variable conditions in CalcProb</text:span></text:p>
      <text:p text:style-name="P1">- Have scenario create send a completely different extra list to CalcProb</text:p>
      <text:p text:style-name="P1"><text:tab/><text:span text:style-name="T1">+ Easier to make</text:span></text:p>
      <text:p text:style-name="P1"><text:tab/>- <text:span text:style-name="T1">Further complicates the most complex part of the program</text:span></text:p>
      <text:p text:style-name="P1"><text:tab/>- <text:span text:style-name="T1">Muddies function boundaries – who makes the ba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14:08:36.242000000</meta:creation-date>
    <meta:generator>LibreOffice/24.2.5.2$Windows_X86_64 LibreOffice_project/bffef4ea93e59bebbeaf7f431bb02b1a39ee8a59</meta:generator>
    <dc:date>2024-09-15T14:33:17.426000000</dc:date>
    <meta:editing-duration>PT2M2S</meta:editing-duration>
    <meta:editing-cycles>1</meta:editing-cycles>
    <meta:document-statistic meta:table-count="0" meta:image-count="0" meta:object-count="0" meta:page-count="1" meta:paragraph-count="32" meta:word-count="198" meta:character-count="1229" meta:non-whitespace-character-count="1031"/>
  </office:meta>
</office:document-meta>
</file>